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76cm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draw:marker-start-width="0cm" draw:marker-end="Arrow" draw:marker-end-width="0.356cm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svg:stroke-color="#008000" draw:marker-start-width="0cm" draw:marker-end="Arrow" draw:marker-end-width="0.356cm" draw:textarea-horizontal-align="center" draw:textarea-vertical-align="middle" fo:padding-top="0.163cm" fo:padding-bottom="0.163cm" fo:padding-left="0.288cm" fo:padding-right="0.288cm"/>
    </style:style>
    <style:style style:name="co1" style:family="table-column">
      <style:table-column-properties style:column-width="2.543cm" style:use-optimal-column-width="false"/>
    </style:style>
    <style:style style:name="co2" style:family="table-column">
      <style:table-column-properties style:column-width="2.8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4.699cm" style:use-optimal-column-width="false"/>
    </style:style>
    <style:style style:name="co5" style:family="table-column">
      <style:table-column-properties style:column-width="2.579cm" style:use-optimal-column-width="false"/>
    </style:style>
    <style:style style:name="co6" style:family="table-column">
      <style:table-column-properties style:column-width="2.618cm" style:use-optimal-column-width="false"/>
    </style:style>
    <style:style style:name="co7" style:family="table-column">
      <style:table-column-properties style:column-width="3.51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draw:fill-color="#ffffff" style:repeat="repeat"/>
      <style:paragraph-properties fo:border="0.05cm solid #000000"/>
      <style:text-properties style:text-underline-style="solid" style:text-underline-width="auto" style:text-underline-color="font-color"/>
    </style:style>
    <style:style style:name="ce2" style:family="table-cell">
      <style:graphic-properties draw:fill="none" draw:fill-color="#ffffff" style:repeat="repeat"/>
      <style:paragraph-properties fo:border="0.05cm solid #000000"/>
    </style:style>
    <style:style style:name="ce3" style:family="table-cell">
      <style:graphic-properties draw:fill="none" draw:fill-color="#ffffff" style:repeat="repeat"/>
      <style:paragraph-properties fo:text-align="start" fo:border="0.05cm solid #000000"/>
      <style:text-properties style:text-underline-style="solid" style:text-underline-width="auto" style:text-underline-color="font-color"/>
    </style:style>
    <style:style style:name="ce4" style:family="table-cell">
      <style:graphic-properties draw:fill="none" style:repeat="repeat"/>
      <style:paragraph-properties fo:text-align="start" fo:border="0.05cm solid #000000"/>
    </style:style>
    <style:style style:name="ce5" style:family="table-cell">
      <style:graphic-properties draw:fill="none" style:repeat="repeat"/>
      <style:paragraph-properties fo:border="0.05cm solid #000000"/>
      <style:text-properties style:text-underline-style="solid" style:text-underline-width="auto" style:text-underline-color="font-color"/>
    </style:style>
    <style:style style:name="ce6" style:family="table-cell">
      <style:graphic-properties draw:fill="none" draw:fill-color="#ffffff" style:repeat="repeat"/>
      <style:paragraph-properties fo:text-align="start" fo:border="0.05cm solid #008000"/>
      <style:text-properties fo:color="#008000" style:text-underline-style="solid" style:text-underline-width="auto" style:text-underline-color="font-color"/>
    </style:style>
    <style:style style:name="ce7" style:family="table-cell">
      <style:graphic-properties draw:fill="none" style:repeat="repeat"/>
      <style:paragraph-properties fo:text-align="start" fo:border="0.05cm solid #008000"/>
      <style:text-properties fo:color="#008000"/>
    </style:style>
    <style:style style:name="ce8" style:family="table-cell">
      <style:graphic-properties draw:fill="none" draw:fill-color="#ffffff" style:repeat="repeat"/>
      <style:paragraph-properties fo:border="0.05cm solid #008000"/>
      <style:text-properties fo:color="#008000" style:text-underline-style="solid" style:text-underline-width="auto" style:text-underline-color="font-color"/>
    </style:style>
    <style:style style:name="ce9" style:family="table-cell">
      <style:graphic-properties draw:fill="none" style:repeat="repeat"/>
      <style:paragraph-properties fo:border="0.05cm solid #008000"/>
      <style:text-properties fo:color="#008000" style:text-underline-style="solid" style:text-underline-width="auto" style:text-underline-color="font-color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underline-style="solid" style:text-underline-width="auto" style:text-und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8000" style:text-underline-style="solid" style:text-underline-width="auto" style:text-underline-color="font-color"/>
    </style:style>
    <style:style style:name="P6" style:family="paragraph">
      <style:paragraph-properties fo:text-align="start"/>
      <style:text-properties fo:color="#008000"/>
    </style:style>
    <style:style style:name="P7" style:family="paragraph">
      <style:text-properties fo:color="#008000"/>
    </style:style>
    <style:style style:name="P8" style:family="paragraph">
      <style:text-properties fo:color="#008000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id="id2" draw:layer="layout" svg:width="8.668cm" svg:height="0.971cm" svg:x="2.644cm" svg:y="2.1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Id</text:span></text:p>
              </table:table-cell>
              <table:table-cell>
                <text:p>Name</text:p>
              </table:table-cell>
              <table:table-cell>
                <text:p>Phon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2.691cm" svg:height="0.962cm" svg:x="2.162cm" svg:y="1.008cm">
          <draw:text-box>
            <text:p>Student</text:p>
          </draw:text-box>
        </draw:frame>
        <draw:frame draw:style-name="standard" draw:id="id1" draw:layer="layout" svg:width="7.277cm" svg:height="0.971cm" svg:x="2.644cm" svg:y="5.35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StudentId</text:span></text:p>
              </table:table-cell>
              <table:table-cell>
                <text:p text:style-name="P1"><text:span text:style-name="T1">Emai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2.407cm" svg:height="0.962cm" svg:x="1.962cm" svg:y="4.208cm">
          <draw:text-box>
            <text:p>Emails</text:p>
          </draw:text-box>
        </draw:frame>
        <draw:connector draw:style-name="gr2" draw:text-style-name="P2" draw:layer="layout" draw:type="lines" draw:line-skew="-0.584cm -0.584cm" svg:x1="2.644cm" svg:y1="5.84cm" svg:x2="2.644cm" svg:y2="2.64cm" draw:start-shape="id1" draw:start-glue-point="3" draw:end-shape="id2" svg:d="m2644 5840h-1134v-3200h1134">
          <text:p/>
        </draw:connector>
      </draw:page>
      <draw:page draw:name="page2" draw:style-name="dp1" draw:master-page-name="Default">
        <draw:frame draw:style-name="standard" draw:layer="layout" svg:width="2.617cm" svg:height="2.915cm" svg:x="2.644cm" svg:y="2.155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3">
                <text:p text:style-name="P3"><text:span text:style-name="T1">Id</text:span></text:p>
              </table:table-cell>
            </table:table-row>
            <table:table-row table:style-name="ro1">
              <table:table-cell table:style-name="ce4">
                <text:p text:style-name="P4">Name</text:p>
              </table:table-cell>
            </table:table-row>
            <table:table-row table:style-name="ro1">
              <table:table-cell table:style-name="ce4">
                <text:p text:style-name="P4">Phon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2.691cm" svg:height="0.962cm" svg:x="2.162cm" svg:y="1.008cm">
          <draw:text-box>
            <text:p>Student</text:p>
          </draw:text-box>
        </draw:frame>
        <draw:frame draw:style-name="standard" draw:layer="layout" svg:width="3.518cm" svg:height="1.943cm" svg:x="7.952cm" svg:y="2.201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1">
                <text:p text:style-name="P1"><text:span text:style-name="T1">StudentId</text:span></text:p>
              </table:table-cell>
            </table:table-row>
            <table:table-row table:style-name="ro1">
              <table:table-cell table:style-name="ce5">
                <text:p text:style-name="P1"><text:span text:style-name="T1">Email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2.407cm" svg:height="0.962cm" svg:x="7.304cm" svg:y="1cm">
          <draw:text-box>
            <text:p>Emails</text:p>
          </draw:text-box>
        </draw:frame>
        <draw:line draw:style-name="gr3" draw:text-style-name="P2" draw:layer="layout" svg:x1="7.89cm" svg:y1="2.67cm" svg:x2="5.35cm" svg:y2="2.67cm">
          <text:p/>
        </draw:line>
      </draw:page>
      <draw:page draw:name="page3" draw:style-name="dp1" draw:master-page-name="Default">
        <draw:frame draw:style-name="standard" draw:layer="layout" svg:width="2.617cm" svg:height="2.915cm" svg:x="2.644cm" svg:y="2.155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6">
                <text:p text:style-name="P5"><text:span text:style-name="T1">Id</text:span></text:p>
              </table:table-cell>
            </table:table-row>
            <table:table-row table:style-name="ro1">
              <table:table-cell table:style-name="ce7">
                <text:p text:style-name="P6">Name</text:p>
              </table:table-cell>
            </table:table-row>
            <table:table-row table:style-name="ro1">
              <table:table-cell table:style-name="ce7">
                <text:p text:style-name="P6">Phon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7" draw:layer="layout" svg:width="2.691cm" svg:height="0.962cm" svg:x="2.162cm" svg:y="1.008cm">
          <draw:text-box>
            <text:p text:style-name="P7"><text:span text:style-name="T2">Student</text:span></text:p>
          </draw:text-box>
        </draw:frame>
        <draw:frame draw:style-name="standard" draw:layer="layout" svg:width="3.518cm" svg:height="1.943cm" svg:x="7.952cm" svg:y="2.201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8">
                <text:p text:style-name="P8"><text:span text:style-name="T1">StudentId</text:span></text:p>
              </table:table-cell>
            </table:table-row>
            <table:table-row table:style-name="ro1">
              <table:table-cell table:style-name="ce9">
                <text:p text:style-name="P8"><text:span text:style-name="T1">Email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7" draw:layer="layout" svg:width="2.407cm" svg:height="0.962cm" svg:x="7.304cm" svg:y="1cm">
          <draw:text-box>
            <text:p text:style-name="P7"><text:span text:style-name="T2">Emails</text:span></text:p>
          </draw:text-box>
        </draw:frame>
        <draw:line draw:style-name="gr4" draw:text-style-name="P2" draw:layer="layout" svg:x1="7.89cm" svg:y1="2.67cm" svg:x2="5.35cm" svg:y2="2.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19.05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Orlando Karam</meta:initial-creator>
    <meta:creation-date>2010-01-23T15:02:23</meta:creation-date>
    <meta:generator>OpenOffice.org/3.0$Unix OpenOffice.org_project/300m9$Build-9358</meta:generator>
    <dc:date>2010-01-23T15:31:23</dc:date>
    <dc:creator>Orlando Karam</dc:creator>
    <meta:editing-duration>PT00H29M00S</meta:editing-duration>
    <meta:editing-cycles>7</meta:editing-cycles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